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 sd gothic neo" svg:font-family="'apple sd gothic neo', '맑은 고딕', 'malgun gothic', nanumgothic, dotum, sans-serif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orphans="2" fo:widows="2"/>
      <style:text-properties officeooo:rsid="001cef12" officeooo:paragraph-rsid="001cef12"/>
    </style:style>
    <style:style style:name="P2" style:family="paragraph" style:parent-style-name="Standard">
      <style:paragraph-properties fo:margin-top="0cm" fo:margin-bottom="0cm" loext:contextual-spacing="false" fo:orphans="2" fo:widows="2"/>
      <style:text-properties officeooo:rsid="001f4416" officeooo:paragraph-rsid="001f4416"/>
    </style:style>
    <style:style style:name="P3" style:family="paragraph" style:parent-style-name="Standard">
      <style:paragraph-properties fo:margin-top="0cm" fo:margin-bottom="0cm" loext:contextual-spacing="false" fo:orphans="2" fo:widows="2"/>
      <style:text-properties officeooo:rsid="001f4416" officeooo:paragraph-rsid="002ba791"/>
    </style:style>
    <style:style style:name="P4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cef12" officeooo:paragraph-rsid="001cef12" style:text-blinking="false" loext:padding="0cm" loext:border="none"/>
    </style:style>
    <style:style style:name="P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cef12" officeooo:paragraph-rsid="002ba791" style:text-blinking="false" loext:padding="0cm" loext:border="none"/>
    </style:style>
    <style:style style:name="P6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d8611" officeooo:paragraph-rsid="001d8611" style:text-blinking="false" loext:padding="0cm" loext:border="none"/>
    </style:style>
    <style:style style:name="P7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d8611" officeooo:paragraph-rsid="001cef12" style:text-blinking="false" loext:padding="0cm" loext:border="none"/>
    </style:style>
    <style:style style:name="P8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d8611" officeooo:paragraph-rsid="0020210f" style:text-blinking="false" loext:padding="0cm" loext:border="none"/>
    </style:style>
    <style:style style:name="P9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f4416" officeooo:paragraph-rsid="001f4416" style:text-blinking="false" loext:padding="0cm" loext:border="none"/>
    </style:style>
    <style:style style:name="P10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27b91b" officeooo:paragraph-rsid="0027b91b" style:text-blinking="false" loext:padding="0cm" loext:border="non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27b91b" officeooo:paragraph-rsid="0027b91b" style:text-blinking="false" loext:padding="0cm" loext:border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27b91b" officeooo:paragraph-rsid="0027b91b" style:text-blinking="false" loext:padding="0cm" loext:border="none"/>
    </style:style>
    <style:style style:name="P13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italic" style:text-underline-style="none" fo:font-weight="normal" officeooo:rsid="001d8611" officeooo:paragraph-rsid="001d8611" style:text-blinking="false" style:font-style-asian="italic" style:font-style-complex="italic" loext:padding="0cm" loext:border="none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27b91b" officeooo:paragraph-rsid="0027b91b" style:text-blinking="false" loext:padding="0cm" loext:border="none"/>
    </style:style>
    <style:style style:name="P15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cef12" officeooo:paragraph-rsid="001cef12" style:text-blinking="false" loext:padding="0cm" loext:border="none"/>
    </style:style>
    <style:style style:name="P16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f4416" officeooo:paragraph-rsid="002ba791" style:text-blinking="false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1d8611" style:text-blinking="false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20210f" style:text-blinking="false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pple sd gothic neo" fo:font-size="10.5pt" fo:letter-spacing="normal" fo:font-style="normal" style:text-underline-style="none" fo:font-weight="normal" officeooo:rsid="003064e2" style:text-blinking="false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애완견 건강 관리 프로그램</text:p>
      <text:p text:style-name="P11"/>
      <text:p text:style-name="P12">애완견들은 주기적으로 산책을 시켜 스트레스를 풀어주고 칼로리를 소모하게 하여 건강을 유지시키고, 사료는 너무 적지도 많지도 않은 적절한 양을 주어 비만 또는 저체중이 아닌 정상 체중을 유지할 수 있도록 해야 합니다. 그런데 애완견의 종, 성격, 나이, 사료의 종류 등에 따라 산책 시간이나 사료의 양의 적정량이 조금씩 다를 수 있습니다. 따라서 저는 애완견을 키우는데 있어 이러한 요소들을 고려하여 애완견의 건강 상태를 체크해주는 프로그램을 만들기로 하였습니다.</text:p>
      <text:p text:style-name="P12"/>
      <text:p text:style-name="P12">입력 요소: 체중, 사료의 종류, 섭취량, 산책 시간</text:p>
      <text:p text:style-name="P12">출력 요소: 애완견의 칼로리 섭취 및 소모 현황, 그에 따른 피드백</text:p>
      <text:p text:style-name="P12"/>
      <text:p text:style-name="P12"/>
      <text:list xml:id="list1022232648" text:style-name="L1">
        <text:list-item>
          <text:p text:style-name="P14">가장 많이 팔리는 사료들의 열량</text:p>
        </text:list-item>
      </text:list>
      <text:p text:style-name="P12"/>
      <text:p text:style-name="P12">애완견 사료 순위 top 5 (쿠팡 판매량 순위) (칼로리 미표기 제품 제외)</text:p>
      <text:p text:style-name="P12">1. ANF 전연령 유기농 6Free 연어 애견사료 (3.577kcal / g)</text:p>
      <text:p text:style-name="P12">2. 탐사 6free 애완견 사료 연어 레시피 (3.500kcal / g)</text:p>
      <text:p text:style-name="P12">3. 나우프레쉬 그레인프리 스몰브리드 어덜트 사료 (3.733kcal / g)</text:p>
      <text:p text:style-name="P12">4. 탐사 유기농 6free 전연령 애완견사료, 연어 (3.500kcal / g)</text:p>
      <text:p text:style-name="P12">5. 닥터독 3개월 이상 연어 피부모질 닥터독 사료 (4.200kcal / g)</text:p>
      <text:p text:style-name="P10"/>
      <text:p text:style-name="P10">칼로리 섭취량 = 사료의 양(g) * 사료 별 g당 kcal</text:p>
      <text:p text:style-name="P4"/>
      <text:p text:style-name="P4"/>
      <text:list xml:id="list1411736873" text:style-name="L2">
        <text:list-item>
          <text:p text:style-name="P15">애완견들의 산책 시간 당 칼로리 소모</text:p>
        </text:list-item>
      </text:list>
      <text:p text:style-name="P6">시속 3.7~4마일의 속도로 걷는 개는 1 마일 당 체중 1파운드 당 0.8칼로리를 소모</text:p>
      <text:p text:style-name="P13">(출처: <text:bookmark-start text:name="__DdeLink__270_2050256933"/><text:bookmark-start text:name="__DdeLink__222_552383026"/>https://pupflask.com/blogs/dog-blog/how-many-calories-does-your-dog-burn-through-exercise<text:bookmark-end text:name="__DdeLink__270_2050256933"/><text:bookmark-end text:name="__DdeLink__222_552383026"/>)</text:p>
      <text:p text:style-name="P16">시속 3.85마일은 약 시속 6.5km = 성인이 빠르게 걷는 속도 </text:p>
      <text:p text:style-name="P16">산책 시 강아지의 걷는 속도와 비슷 </text:p>
      <text:p text:style-name="P3"><text:span text:style-name="T3">1파운드</text:span><text:span text:style-name="T4">(0.45kg)</text:span><text:span text:style-name="T3"> 당 0.8칼로리 -&gt; 1kg 당 </text:span><text:span text:style-name="T4">1.78</text:span><text:span text:style-name="T3">칼로리</text:span></text:p>
      <text:p text:style-name="P16">시속 3.85마일로 1마일을 걸을 때 소모 시간: 약 15분</text:p>
      <text:p text:style-name="P9"/>
      <text:p text:style-name="P9">(최종)산책 시간 당 개의 칼로리 소모량: </text:p>
      <text:p text:style-name="P2"><text:span text:style-name="T1">칼로리 소모량 = </text:span><text:span text:style-name="T4">1.78</text:span><text:span text:style-name="T3"> x 몸무게(kg) x (1/15) x 산책시간(분) </text:span></text:p>
      <text:p text:style-name="P4"/>
      <text:p text:style-name="P5">+ 애완견은 산책뿐만 아니라 기초대사량으로 인해서도 칼로리를 소모</text:p>
      <text:p text:style-name="P5">기초대사량 계산 공식:</text:p>
      <text:p text:style-name="P1"><text:span text:style-name="T1">기초대사량 = 70 </text:span><text:span text:style-name="T2">x (kg 몸무게)^0.75 </text:span></text:p>
      <text:p text:style-name="P7"/>
      <text:p text:style-name="P7"/>
      <text:p text:style-name="P7">최종 목표: </text:p>
      <text:p text:style-name="P8">총 칼로리 섭취량 - 산책에 의한 칼로리 소모량 - 기초 대사에 따른 칼로리 소모량 = 0 </text:p>
      <text:p text:style-name="P8"/>
      <text:p text:style-name="P8">사용자가 프로그램을 실행하여 애완견의 상태와 사료 섭취량과 산책량을 제공 → 공식을 통해 체내 칼로리의 현황을 알려주고, 많고 적음에 따라 피드백</text:p>
      <text:p text:style-name="P8"/>
      <text:p text:style-name="P8">칼로리 부족/ 과다 기준: 최종 값이 총 칼로리 섭취량의 25%보다 크거나 -25%보다 작을 경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 sd gothic neo" svg:font-family="'apple sd gothic neo', '맑은 고딕', 'malgun gothic', nanumgothic, dotum, sans-serif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1" style:font-family-asian="'Noto Sans CJK J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0:18:40.631802726</meta:creation-date>
    <dc:date>2020-11-30T01:03:29.615132132</dc:date>
    <meta:editing-duration>PT4H11M1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778" meta:character-count="1280" meta:non-whitespace-character-count="999"/>
  </office:meta>
</office:document-meta>
</file>